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tilos de pensamiento</text:p>
      <text:p text:style-name="Standard"><text:s/>niveles personas globales </text:p>
      <text:p text:style-name="Standard"><text:s/>personas locales</text:p>
      <text:p text:style-name="Standard">Formas</text:p>
      <text:p text:style-name="Standard"><text:tab/>Personas jerarquicas</text:p>
      <text:p text:style-name="Standard"><text:tab/>Monarquicas</text:p>
      <text:p text:style-name="Standard"><text:tab/>oligarquicas</text:p>
      <text:p text:style-name="Standard"><text:tab/>anarquicas</text:p>
      <text:p text:style-name="Standard"/>
      <text:p text:style-name="Standard">funciones</text:p>
      <text:p text:style-name="Standard"><text:tab/>ejecutivas</text:p>
      <text:p text:style-name="Standard"><text:tab/>legislativas</text:p>
      <text:p text:style-name="Standard"><text:tab/>judiciales personas</text:p>
      <text:p text:style-name="Standard">inclinacion</text:p>
      <text:p text:style-name="Standard"><text:tab/>liberales</text:p>
      <text:p text:style-name="Standard"><text:tab/>conservadoras</text:p>
      <text:p text:style-name="Standard">alcance</text:p>
      <text:p text:style-name="Standard"><text:tab/>personas externas</text:p>
      <text:p text:style-name="Standard"><text:tab/>internas</text:p>
      <text:p text:style-name="Standard"/>
      <text:p text:style-name="Standard">6. Conclusiones </text:p>
      <text:p text:style-name="Standard">El análisis de los principales resultados de esta investigación permite alcanzar el objetivo principal definido </text:p>
      <text:p text:style-name="Standard">en este trabajo: establecer un perfil comunicativo de las pequeñas y medianas empresas de zonas con un </text:p>
      <text:p text:style-name="Standard">bajo nivel de desarrollo empresarial. </text:p>
      <text:p text:style-name="Standard">Atendiendo a la clasificación propuesta por Carrillo y Tato (2008), habría que situar el perfil de las pequeñas </text:p>
      <text:p text:style-name="Standard">y medianas empresas en un nivel básico primario de desarrollo comunicacional. Las PYMES tienen poco </text:p>
      <text:p text:style-name="Standard">desarrollada su actividad comunicativa, e invierten pocos recursos en esta área. </text:p>
      <text:p text:style-name="Standard">La Comunicación Empresarial se reduce, fundamentalmente, al establecimiento de relaciones con los </text:p>
      <text:p text:style-name="Standard">clientes, y su gestión se lleva a cabo sin ningún tipo de planificación previa, quedando limitada al desarrollo </text:p>
      <text:p text:style-name="Standard">de algún tipo de acción de Marketing aislada: principalmente por medio de folletos, catálogos o alguna </text:p>
      <text:p text:style-name="Standard">acción publicitaria en prensa, de promociones al cliente final o a través del contacto directo mediante la </text:p>
      <text:p text:style-name="Standard">fuerza de ventas. La interpretación de la actividad comunicativa en las PYMES es puramente de producto, </text:p>
      <text:p text:style-name="Standard">dejando de lado a sus públicos internos y, sobre todo, al resto de públicos externos que no son clientes. <text:s/></text:p>
      <text:p text:style-name="Standard">Observatorio (OBS*) Journal, (2016) <text:s/></text:p>
      <text:p text:style-name="Standard">Pedro Pablo Marin Dueñas <text:s text:c="2"/>177 </text:p>
      <text:p text:style-name="Standard">La gestión de la Comunicación Corporativa se encuentra en un estado muy embrionario. Estas acciones se </text:p>
      <text:p text:style-name="Standard">reducen, en el mejor de los casos, a desarrollar algún acto comunicativo de tipo corporativo: el nombre de </text:p>
      <text:p text:style-name="Standard">la empresa, el logotipo, una imagen que lo identifique ante el público, o a través del contacto directo con </text:p>
      <text:p text:style-name="Standard">los proveedores o con otras organizaciones del sector. <text:s/></text:p>
      <text:p text:style-name="Standard"><text:soft-page-break/>La actividad comunicativa que realizan para relacionarse con sus públicos internos es, también, muy limitada. </text:p>
      <text:p text:style-name="Standard">Se centra en el uso de herramientas informales como charlas, reuniones o el empleo del tablón de anuncios, </text:p>
      <text:p text:style-name="Standard">y ofrece muchas carencias en cuanto a su gestión, siendo la baja planificación una de las principales </text:p>
      <text:p text:style-name="Standard">deficiencias que muestran. </text:p>
      <text:p text:style-name="Standard">Si bien es cierto que algunas pequeñas y medianas empresas se podrían incluir en el segundo de los niveles </text:p>
      <text:p text:style-name="Standard">que definen estos autores, el denominado como básico secundario, no se puede considerar a las PYMES </text:p>
      <text:p text:style-name="Standard">como avanzadas comunicativamente. Es decir, empresas que incluyen la gestión de los activos intangibles </text:p>
      <text:p text:style-name="Standard">en su política comunicativa y que gestionan su comunicación comercial, corporativa e interna desde un </text:p>
      <text:p text:style-name="Standard">punto de vista estratégico y planificado. <text:s/></text:p>
      <text:p text:style-name="Standard">Y, en ningún caso, se puede afirmar que la Comunicación Empresarial de las PYMES se haga desde un punto </text:p>
      <text:p text:style-name="Standard">de vista integral, desarrollando planes generales que incluyan los tres tipos de Comunicación. Estas </text:p>
      <text:p text:style-name="Standard">empresas desarrollan acciones inconexas y lo hacen de manera fragmentada. No gestionan su Comunicación </text:p>
      <text:p text:style-name="Standard">desde un enfoque estratégico y planificado. </text:p>
      <text:p text:style-name="Standard">Las pequeñas y medianas empresas ofrecen, además, otras carencias en materia comunicativa. Así, se </text:p>
      <text:p text:style-name="Standard">detecta una falta de profesionalidad generalizada. Adolecen de una falta de estructura comunicativa clara, </text:p>
      <text:p text:style-name="Standard">en la que la carencia de departamentos o personal específico es la nota dominante. No disponen entre su </text:p>
      <text:p text:style-name="Standard">capital humano de profesionales de la Comunicación y tampoco contratan servicios externos. </text:p>
      <text:p text:style-name="Standard">Otra de las lagunas que se detectan es la escasez de recursos destinados a Comunicación. Los resultados </text:p>
      <text:p text:style-name="Standard">demuestran que las PYMES invierten poco en Comunicación. <text:s/></text:p>
      <text:p text:style-name="Standard">Esta ausencia de profesionales y de recursos se pone de manifiesto en dos aspectos: por un lado, en la </text:p>
      <text:p text:style-name="Standard">ausencia de planificación. Las acciones que ponen en práctica no están coordinadas, ni pensadas a priori, </text:p>
      <text:p text:style-name="Standard">ni forman parte de un programa o plan estratégico. Las decisiones se toman, en su mayor parte, como fruto </text:p>
      <text:p text:style-name="Standard">de una necesidad puntual y, en muchas ocasiones, basándose en la intuición. Por otro, cuando de evaluar </text:p>
      <text:p text:style-name="Standard">el grado de eficacia de su actividad comunicativa se trata. Práctica escasamente desarrollada por las PYMES </text:p>
      <text:p text:style-name="Standard">lo que, además, acrecienta la sensación de que las decisiones de comunicación se toman de forma intuitiva, </text:p>
      <text:p text:style-name="Standard">puesto que, si no evalúan las acciones que ponen en marcha, cómo pueden saber cuáles funcionan y cuáles </text:p>
      <text:p text:style-name="Standard">es mejor no volver a implementar. <text:s/></text:p>
      <text:p text:style-name="Standard">La poca cabida que alcanza la Comunicación como función estratégica en la gestión empresarial de las </text:p>
      <text:p text:style-name="Standard">PYMES, la ausencia de profesionales de la Comunicación en sus organigramas, así como la escasa inversión </text:p>
      <text:p text:style-name="Standard">en esta actividad parecen evidenciar un escaso interés por las políticas de Comunicación. </text:p>
      <text:p text:style-name="Standard">De manera positiva deben entenderse los resultados relacionados con la importancia que las PYMES le </text:p>
      <text:p text:style-name="Standard"><text:soft-page-break/>conceden a la actividad de Comunicación. Las pequeñas y medianas empresas consideran que la actividad </text:p>
      <text:p text:style-name="Standard">comunicativa es una buena herramienta para la marcha de la organización, que puede favorecer el éxito y </text:p>
      <text:p text:style-name="Standard">los resultados de la compañía. Opinan que es importante el establecimiento de relaciones con sus públicos </text:p>
      <text:p text:style-name="Standard">internos, con sus clientes y con el resto de públicos externos y admiten que la Comunicación es una buena </text:p>
      <text:p text:style-name="Standard">herramienta para fomentar estas relaciones. <text:s/></text:p>
      <text:p text:style-name="Standard">Desde un punto de vista corporativo, las PYMES confían en la importancia que la Comunicación tiene para </text:p>
      <text:p text:style-name="Standard">trasladar a esos públicos la identidad de la empresa y de cara a la consecución de una buena imagen entre </text:p>
      <text:p text:style-name="Standard">178 <text:s text:c="2"/>Pedro Pablo Marin Dueñas <text:s text:c="2"/></text:p>
      <text:p text:style-name="Standard">Observatorio (OBS*) Journal, (2016) </text:p>
      <text:p text:style-name="Standard">los mismos. Además, la Comunicación Empresarial, afirman, puede ser útil para apoyar la consecución de </text:p>
      <text:p text:style-name="Standard">los objetivos empresariales, tanto los de tipo cuantitativo, como los objetivos de imagen y reputación que </text:p>
      <text:p text:style-name="Standard">una organización pueda tener. </text:p>
      <text:p text:style-name="Standard">Entonces, ¿qué puede explicar este bajo nivel de desarrollo comunicacional por parte de las pequeñas y </text:p>
      <text:p text:style-name="Standard">medianas empresas? ¿Por qué esta importancia que las PYMES le conceden a la Comunicación Empresarial </text:p>
      <text:p text:style-name="Standard">no se traslada a la conducta y a la gestión empresarial de las mismas? Principalmente, las particularidades </text:p>
      <text:p text:style-name="Standard">propias de las pequeñas y medianas empresas parecen explicar esta contradicción. <text:s/></text:p>
      <text:p text:style-name="Standard">En este sentido, y como apunta la teoría, la ausencia de recursos, tanto económicos como humanos, influyen </text:p>
      <text:p text:style-name="Standard">muy negativamente en la gestión empresarial que las PYMES hacen, y la actividad de Comunicación no </text:p>
      <text:p text:style-name="Standard">escapa a esta circunstancia. <text:s/></text:p>
      <text:p text:style-name="Standard">Las pequeñas y medianas empresas son, fundamentalmente microempresas, que cuentan con plantillas muy </text:p>
      <text:p text:style-name="Standard">poco numerosas (el excesivo tamaño reducido de las PYMES es un problema en sí mismo) por los que les </text:p>
      <text:p text:style-name="Standard">es muy complicado disponer de personal especializado. A pesar de tener una buena predisposición ante la </text:p>
      <text:p text:style-name="Standard">Comunicación, esta carencia limita mucho cualquier posible gestión que se vaya a realizar de esta actividad. <text:s/></text:p>
      <text:p text:style-name="Standard">Por otro lado, en muchas ocasiones es el propietario de la PYME (actuando como gerente o director) el que </text:p>
      <text:p text:style-name="Standard">se encarga de desarrollar la Comunicación en la empresa. En consecuencia, las particularidades que </text:p>
      <text:p text:style-name="Standard">identifican a este empresario, también ayudan a entender esta situación. </text:p>
      <text:p text:style-name="Standard">En primer lugar se pueden señalar la visión cortoplacista que define al empresariado de la pequeña y </text:p>
      <text:p text:style-name="Standard">mediana empresa y la espontaneidad que lo caracterizan como aspectos que parecen influir. El empresario </text:p>
      <text:p text:style-name="Standard">PYME se deja guiar por su instinto, tomando decisiones de manera espontánea y estableciendo metas a </text:p>
      <text:p text:style-name="Standard">corto plazo. No tiene una visión estratégica que dirija la toma de decisiones, confiándolo todo a la intuición </text:p>
      <text:p text:style-name="Standard"><text:soft-page-break/>del gerente o dueño. </text:p>
      <text:p text:style-name="Standard">Las decisiones empresariales que toman, en muchas ocasiones, guardan más relación con la intuición que </text:p>
      <text:p text:style-name="Standard">con el seguimiento de estrategias empresariales. <text:s/></text:p>
      <text:p text:style-name="Standard">Además, valores como la estabilidad y la seguridad, tan propios de estos empresarios, impiden abordar </text:p>
      <text:p text:style-name="Standard">cambios en la empresa e introducir estos nuevos modelos de gestión comunicativa, por lo que se comprende </text:p>
      <text:p text:style-name="Standard">que las PYMES sigan ancladas en modelos comunicativos del siglo XX en los que priman la venta de los </text:p>
      <text:p text:style-name="Standard">productos y servicios a partir de acciones comerciales basadas principalmente en la intuición, sin ningún </text:p>
      <text:p text:style-name="Standard">tipo de planificación. </text:p>
      <text:p text:style-name="Standard">Finalmente, las propias desventajas que, por el hecho ser PYMES tienen estas empresas, parecen explicar, </text:p>
      <text:p text:style-name="Standard">también, la gestión comunicativa que las empresas hacen. Así, el no contar con una cultura innovadora; el </text:p>
      <text:p text:style-name="Standard">hecho de que les afecten con mayor facilidad los problemas económicos no pudiendo soportar largos </text:p>
      <text:p text:style-name="Standard">períodos de crisis; la falta de recursos financieros y la dificultad que tienen para acceder a los mismos; el </text:p>
      <text:p text:style-name="Standard">hecho de no contratar personal especializado y capacitado por no poder pagar salarios altos; y el que la </text:p>
      <text:p text:style-name="Standard">administración general de la empresa la lleven a cabo los propios dueños, con las limitaciones que esto </text:p>
      <text:p text:style-name="Standard">conlleva, parecen ser buenos indicadores del por qué las pequeñas y medianas empresas presentan un nivel </text:p>
      <text:p text:style-name="Standard">básico de desarrollo comunicacional. </text:p>
      <text:p text:style-name="Standard">Si bien las pequeñas y medianas empresas son conscientes de la importancia de desarrollar actividades de </text:p>
      <text:p text:style-name="Standard">Comunicación que les permitan relacionarse con todos sus públicos y mejoras sus resultados, necesitan un </text:p>
      <text:p text:style-name="Standard">fuerte impulso en materia de Comunicación Empresarial. Necesitan potenciar esta actividad incorporando </text:p>
      <text:p text:style-name="Standard">en su gestión diaria el desarrollo de estrategias comunicativas globales y planificadas que les permitan poder </text:p>
      <text:p text:style-name="Standard">competir en los mercados desde una mejor posición. </text:p>
      <text:p text:style-name="Standard"/>
      <text:p text:style-name="Standard">como mejorar la comunicacion y el trabajo en equipo de tu empresa</text:p>
      <text:p text:style-name="Standard">link: https://www.youtube.com/watch?v=TtDu9aosY_c&amp;t=20s</text:p>
      <text:p text:style-name="Standard">Premisas para trabajar en equipo</text:p>
      <text:p text:style-name="Standard">Trabajo en equipo</text:p>
      <text:p text:style-name="Standard">1 Fuerte liderazgo</text:p>
      <text:p text:style-name="Standard">mejor apropiamento</text:p>
      <text:p text:style-name="Standard">mejor responabilidad</text:p>
      <text:p text:style-name="Standard">mejor cumplimiento </text:p>
      <text:p text:style-name="Standard">mejor confianza para todos</text:p>
      <text:p text:style-name="Standard"/>
      <text:p text:style-name="Standard">2 como me expreso?</text:p>
      <text:p text:style-name="Standard">3 Reglas claras</text:p>
      <text:p text:style-name="Standard">4 Metas comunes</text:p>
      <text:p text:style-name="Standard"><text:tab/>alcanzables, medibles, en espacio de tiempo, metas smart</text:p>
      <text:p text:style-name="Standard">5 Existe plan de accion</text:p>
      <text:p text:style-name="Standard"><text:soft-page-break/>6 apoyo en toma de riesgos</text:p>
      <text:p text:style-name="Standard"/>
      <text:p text:style-name="Standard">Team togheter everyone achieve mo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11T17:18:27.573000000</meta:creation-date>
    <meta:editing-duration>PT27S</meta:editing-duration>
    <meta:editing-cycles>2</meta:editing-cycles>
    <meta:generator>Neat_Office/6.2.8.2$Windows_x86 LibreOffice_project/</meta:generator>
    <dc:date>2025-01-11T17:18:50.139000000</dc:date>
    <meta:document-statistic meta:table-count="0" meta:image-count="0" meta:object-count="0" meta:page-count="5" meta:paragraph-count="135" meta:word-count="1497" meta:character-count="9808" meta:non-whitespace-character-count="8312"/>
  </office:meta>
</office:document-meta>
</file>